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x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1, 1895</text:p>
      <text:p text:style-name="P5">Month<text:tab/><text:tab/><text:tab/><text:tab/><text:tab/><text:tab/>August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MAX COHEN,/</text:p>
      <text:p text:style-name="P2">Counselor at Law,<text:tab/><text:tab/><text:tab/><text:tab/><text:tab/><text:tab/><text:tab/><text:tab/>Telephone 3206 Cortlandt./</text:p>
      <text:p text:style-name="P2">66 Liberty St./</text:p>
      <text:p text:style-name="P3">New York, August 21st, 1895./</text:p>
      <text:p text:style-name="P2">Dr. S. Morais,/</text:p>
      <text:p text:style-name="P2"><text:tab/>546 N. Fifth St.,/</text:p>
      <text:p text:style-name="P2"><text:tab/><text:tab/>Philadelphia, Pa./</text:p>
      <text:p text:style-name="P2"><text:tab/>Dear Doctor:-/</text:p>
      <text:p text:style-name="P2"><text:tab/><text:tab/>Mr. Roeder and I have compared your schedule with/ the curriculum and find a number of variations. <text:s/>We took as a test/ especially the two Junior Grades which coincide exactly with the/ two Juniors in the curriculum, and find that the variance is ma-/terial. <text:s/>We think too that it would be worth considering seriously/ to have the proposed Senior B Study with the other Seniors, and to/ abolish the Preparatory. <text:s/>But we will do better to talk over these/ matters. <text:s/>I hope you will manage to get here to-morrow early./ <text:s/>Yours truly,/ Max Coh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3:37:18.99</meta:creation-date>
    <dc:date>2012-01-03T13:41:09.51</dc:date>
    <dc:creator>Penn Libraries</dc:creator>
    <meta:editing-duration>PT00H03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87" meta:character-count="1981"/>
  </office:meta>
</office:document-meta>
</file>